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Segoe UI Semibold" fo:font-size="15pt" style:text-underline-style="solid" style:text-underline-width="auto" style:text-underline-color="font-color" style:font-size-asian="15pt" style:font-size-complex="15pt"/>
    </style:style>
    <style:style style:name="P2" style:family="paragraph" style:parent-style-name="Standard">
      <style:paragraph-properties fo:text-align="start" style:justify-single-word="false"/>
      <style:text-properties style:font-name="Segoe UI Semibold" fo:font-size="12pt" style:text-underline-style="solid" style:text-underline-width="auto" style:text-underline-color="font-color" style:font-size-asian="12pt" style:font-size-complex="12pt"/>
    </style:style>
    <style:style style:name="P3" style:family="paragraph" style:parent-style-name="Standard">
      <style:paragraph-properties fo:text-align="start" style:justify-single-word="false"/>
      <style:text-properties style:font-name="Segoe UI Semibold" fo:font-size="12pt" style:text-underline-style="none" style:font-size-asian="12pt" style:font-size-complex="12pt"/>
    </style:style>
    <style:style style:name="T1" style:family="text">
      <style:text-properties style:text-underline-style="non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omas Lerchundi</text:p>
      <text:p text:style-name="P3">S4P2B</text:p>
      <text:p text:style-name="P3">18/03/2014</text:p>
      <text:p text:style-name="P1">Analyse d'un rapport de stage</text:p>
      <text:p text:style-name="P1"/>
      <text:p text:style-name="P2">Rapport : <text:span text:style-name="T1">« Conception et réalisation d’une base de données Access pour la saisie et gestion des procès verbaux de contrôle »</text:span></text:p>
      <text:p text:style-name="P2"><text:span text:style-name="T1"/></text:p>
      <text:p text:style-name="P2"><text:span text:style-name="T1">Ce stage a été effectué par Philipe Sachot, en 2005 dans l'entreprise Dassault Aviation. J'ai choisi ce rapport pour deux raisons. Premièrement, Dassault Aviation est l'entreprise dans laquelle je vais effectuer mon stage. Deuxièmement, le sujet de ce stage est relativement proche du mien.</text:span></text:p>
      <text:p text:style-name="P2"><text:span text:style-name="T1"/></text:p>
      <text:p text:style-name="P2"><text:span text:style-name="T1">Le but de ce stage est de mettre un place au sein du service Falcon de Dassault une gestion informatisée des procès verbaux de contrôle. A chaque essai, les employés qui assemble les avions ( « les compagnons »), remplissent des documents nommés procès verbaux de contrôle. Afin de centraliser les données, d'améliorer la recherche et la saisie, l'objectif du stage a donc été d'informatiser ces documents sous Access 97. Le stagiaire précise aussi certains objectifs secondaire : sécurisation des données, stockage de statistique, édition de la base et impression des états. </text:span></text:p>
      <text:p text:style-name="P2"><text:span text:style-name="T1">L'application finale semble avoir satisfait la demande de l'entreprise, aux vu des nombreuses fonctionnalités exposées dans ce rapport tel que la création, mise à jour et suppression des procès verbaux par exemple.</text:span></text:p>
      <text:p text:style-name="P2"><text:span text:style-name="T1"/></text:p>
      <text:p text:style-name="P2"><text:span text:style-name="T1">Voici l'exemple d'une fonctionnalité :</text:span></text:p>
      <text:p text:style-name="P2"><text:span text:style-name="T1"/></text:p>
      <text:p text:style-name="P2"><text:span text:style-name="T1"><draw:frame draw:style-name="fr1" draw:name="images1" text:anchor-type="as-char" svg:y="-7.091cm" svg:width="16.88cm" svg:height="7.673cm" draw:z-index="0"><draw:image xlink:href="http://i.gyazo.com/64e2a90667b3418201b66e964367c3e1.gif" xlink:type="simple" xlink:show="embed" xlink:actuate="onLoad"/></draw:frame></text:span><text:span text:style-name="T1"> </text:span></text:p>
      <text:p text:style-name="P2"><text:span text:style-name="T1"/></text:p>
      <text:p text:style-name="P2"><text:span text:style-name="T1">La présentation de ces différentes fonctionnalité est donc assez visuel, et nous permet de se faire une idée de l'application finale.</text:span></text:p>
      <text:p text:style-name="P2"><text:span text:style-name="T1"/></text:p>
      <text:p text:style-name="P2"><text:span text:style-name="T1"/></text:p>
      <text:p text:style-name="P2"><text:soft-page-break/><text:span text:style-name="T1"/></text:p>
      <text:p text:style-name="P2"><text:span text:style-name="T1"><text:tab/>Il nous présente d'abord l'entreprise à son état actuel. Il commence par énoncer des chiffres (nombre d'employés, chiffre d'affaire) pour enfin s'étendre sur le secteur d'activité de Dassault Aviation. Il s'attarde ensuite sur tous les différents établissements de France , en prenant soin d'expliquer les différentes activités qu'exerce ces établissements. Il évoque ensuite les filiales du groupe Dassault Aviation.</text:span></text:p>
      <text:p text:style-name="P2"><text:span text:style-name="T1"><text:s/>Finalement, il conclu la présentation de l'entreprise en parlant de tout les avions produits par Dassault, tout ceci en trois partie : Programmes militaires, Programme civil et Programmes d’avions multirôles.</text:span></text:p>
      <text:p text:style-name="P2"><text:span text:style-name="T1"/></text:p>
      <text:p text:style-name="P2"><text:span text:style-name="T1">La présentation aurait pu être mieux. En effet, je pense qu'il aurait été plus judicieux de commencer par faire un historique de l'entreprise (chose qui est très mise en avant sur le site de Dassault d'ailleurs). De plus, il aurait mieux valu finir par les statistiques de l'entreprise, afin de mieux prendre conscience de l'évolution de cette dernière. Dans l'ensemble, les différentes fonctions de l'entreprise sont évoquées de manière complète.</text:span></text:p>
      <text:p text:style-name="P2"><text:span text:style-name="T1">Peut être qu'il aurait aussi fallu parler des projet futurs de l'entreprise.</text:span></text:p>
      <text:p text:style-name="P2"><text:span text:style-name="T1"/></text:p>
      <text:p text:style-name="P2"><text:span text:style-name="T1">Avant de parler de sa réalisation, il pose bien le problème de l'entreprise. Il pense à expliquer ce qu'est un Procès Verbal au sein de l'entreprise, en indiquant tous ses composants et à quel moment il est nécessaire d'en établir un.</text:span></text:p>
      <text:p text:style-name="P2"><text:span text:style-name="T1">Par contre, il n'explique pas certains termes qu'un public non averti ne peut comprendre. Par exemple : </text:span></text:p>
      <text:p text:style-name="P2"><text:span text:style-name="T1">« les compagnons remplissent pour chaque essai, des documents nommés procès verbaux de contrôle. ». </text:span></text:p>
      <text:p text:style-name="P2"><text:span text:style-name="T1">A aucun moment il ne dit que les compagnons sont ceux qui travaillent directement sur l'assemblage des avions.</text:span></text:p>
      <text:p text:style-name="P2"><text:span text:style-name="T1"/></text:p>
      <text:p text:style-name="P2"><text:span text:style-name="T1">Il y a très peu de point techniques dans ce rapport. Le principal point technique étant le Modèle Conceptuel des données (qui est assez conséquent) . </text:span></text:p>
      <text:p text:style-name="P2"><text:span text:style-name="T1">Il explique alors chaque table pour lesquels il a été amené à les créer.</text:span></text:p>
      <text:p text:style-name="P2"><text:span text:style-name="T1">Pour chaque table , <text:s/>il y énonce ses différents champs, et ne s'attarde pas trop (juste quelques endroits de temps en temps) sur les points techniques. Il développe en une seule phrase comment il a développé l'application, et passe directement sur ce que fait l'application : s</text:span></text:p>
      <text:p text:style-name="P2"><text:span text:style-name="T1">« Le projet a été développé sous Access 97 et sera transféré sous Access XP. L’essentiel du travail a été effectué en Visual Basic. »</text:span></text:p>
      <text:p text:style-name="P2"><text:span text:style-name="T1"/></text:p>
      <text:p text:style-name="P2"><text:span text:style-name="T1">Ainsi, il passe très peu de temps sur la réalisation du travail effectué. Et beaucoup de temps sur le résultat de sa réalisation.</text:span></text:p>
      <text:p text:style-name="P2"><text:span text:style-name="T1">Il conclut, et rajoute à la fin un manuel d'utilisation de l'application.</text:span></text:p>
      <text:p text:style-name="P2"><text:span text:style-name="T1"/></text:p>
      <text:p text:style-name="P2"><text:span text:style-name="T1">Dans l'ensemble, ce rapport est un peu trop court. De plus, le stagiaire a tendance à s'attarder trop longuement sur certain points, et au contraire de passer trop vite sur d'autres points qui paraissent plus essentiels comme l'historique de l'entreprise. Finalement, il ne précise pas si les objectifs de départs ont été atteints. Certains </text:span><text:soft-page-break/><text:span text:style-name="T1">semblent l'être, mais d'autres objectifs secondaires ne sont pas abordés plus tard. Je jugerai la qualité de ce rapport comme un rapport moy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Segoe UI Semibold" svg:font-family="'Segoe UI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Lerchundi</meta:initial-creator>
    <meta:creation-date>2014-03-17T18:43:18.30</meta:creation-date>
    <dc:date>2014-03-17T20:49:22.51</dc:date>
    <dc:creator>Thomas Lerchundi</dc:creator>
    <meta:editing-duration>PT2H5M34S</meta:editing-duration>
    <meta:editing-cycles>68</meta:editing-cycles>
    <meta:generator>OpenOffice/4.0.1$Win32 OpenOffice.org_project/401m5$Build-9714</meta:generator>
    <meta:document-statistic meta:table-count="0" meta:image-count="1" meta:object-count="0" meta:page-count="3" meta:paragraph-count="26" meta:word-count="711" meta:character-count="4454"/>
  </office:meta>
</office:document-meta>
</file>